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4.195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fill-color="#f6f9d4" draw:textarea-horizontal-align="justify" draw:textarea-vertical-align="middle" draw:auto-grow-height="false" fo:min-height="0.648cm" fo:min-width="2.4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ee6e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6f9d4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905cm" svg:x="1cm" svg:y="3.54cm"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445cm" svg:x="1cm" svg:y="6.08cm">
          <text:p text:style-name="P2"><text:span text:style-name="T1">Order (object)</text:span></text:p>
          <text:p text:style-name="P2"/>
          <text:p text:style-name="P2">Id: ---</text:p>
          <text:p text:style-name="P2">Date: ---</text:p>
          <text:p text:style-name="P2">Amount: ---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.905cm" svg:x="11.477cm" svg:y="3.54cm">
          <text:p text:style-name="P1">Kafka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08cm" svg:y1="4.492cm" svg:x2="11.477cm" svg:y2="4.492cm">
          <text:p/>
        </draw:line>
        <draw:custom-shape draw:style-name="gr1" draw:text-style-name="P1" draw:layer="layout" svg:width="5.08cm" svg:height="1.905cm" svg:x="21.002cm" svg:y="3.54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445cm" svg:x="21.002cm" svg:y="6.397cm">
          <text:p text:style-name="P2"><text:span text:style-name="T1">Order (object)</text:span></text:p>
          <text:p text:style-name="P2"/>
          <text:p text:style-name="P2">Id: ---</text:p>
          <text:p text:style-name="P2">Date: ---</text:p>
          <text:p text:style-name="P2">Amount: ---</text:p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922cm" svg:y1="4.492cm" svg:x2="21.002cm" svg:y2="4.492cm">
          <text:p/>
        </draw:line>
        <draw:custom-shape draw:style-name="gr6" draw:text-style-name="P5" draw:layer="layout" svg:width="4.127cm" svg:height="1.27cm" svg:x="6.715cm" svg:y="4.81cm">
          <text:p text:style-name="P1">010110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127cm" svg:height="1.27cm" svg:x="16.558cm" svg:y="4.81cm">
          <text:p text:style-name="P1">010110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127cm" svg:height="1.27cm" svg:x="11.795cm" svg:y="5.445cm">
          <text:p text:style-name="P1">010110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4T22:14:33.789220921</meta:creation-date>
    <dc:date>2022-08-14T22:22:52.134394228</dc:date>
    <meta:editing-duration>PT8M19S</meta:editing-duration>
    <meta:editing-cycles>1</meta:editing-cycles>
    <meta:document-statistic meta:object-count="10"/>
    <meta:generator>LibreOffice/7.1.7.2$Linux_X86_64 LibreOffice_project/10$Build-2</meta:generator>
  </office:meta>
</office:document-meta>
</file>